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79c2c" officeooo:paragraph-rsid="00179c2c"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79c2c" officeooo:paragraph-rsid="00179c2c"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192</text:p>
      <text:p text:style-name="P2"><text:tab/>This project replaces the standard AP_CHECK_REG report 310 that prints after AP checks have been printed correctly. This report displays the GL expense account for the invoice instead of the Br field. This will allow the user to see more detailed information about their AP chec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7T12:32:13.887000000</meta:creation-date>
    <dc:date>2018-09-07T12:39:50.124000000</dc:date>
    <meta:editing-duration>PT7M37S</meta:editing-duration>
    <meta:editing-cycles>1</meta:editing-cycles>
    <meta:generator>LibreOffice/6.0.4.2$Windows_X86_64 LibreOffice_project/9b0d9b32d5dcda91d2f1a96dc04c645c450872bf</meta:generator>
    <meta:document-statistic meta:table-count="0" meta:image-count="0" meta:object-count="0" meta:page-count="1" meta:paragraph-count="2" meta:word-count="48" meta:character-count="290" meta:non-whitespace-character-count="243"/>
  </office:meta>
</office:document-meta>
</file>